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505cm" style:type="center"/>
          <style:tab-stop style:position="17.59cm" style:type="right"/>
        </style:tab-stops>
      </style:paragraph-properties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01499a2" officeooo:paragraph-rsid="001499a2"/>
    </style:style>
    <style:style style:name="P3" style:family="paragraph" style:parent-style-name="Text_20_body">
      <loext:graphic-properties draw:fill-gradient-name="gradient" draw:fill-hatch-name="hatch"/>
      <style:paragraph-properties fo:margin-left="8.999cm" fo:margin-right="0cm" fo:margin-top="0cm" fo:margin-bottom="0cm" style:contextual-spacing="false" fo:line-height="115%" fo:text-align="start" style:justify-single-word="false" fo:text-indent="0cm" style:auto-text-indent="false">
        <style:tab-stops/>
      </style:paragraph-properties>
      <style:text-properties fo:font-size="11pt" officeooo:rsid="001499a2" officeooo:paragraph-rsid="001499a2" style:font-size-asian="11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1cm" fo:margin-top="0cm" fo:margin-bottom="0.3cm" style:contextual-spacing="false" fo:line-height="100%" fo:text-align="justify" style:justify-single-word="false" fo:text-indent="1cm" style:auto-text-indent="false"/>
      <style:text-properties fo:font-size="10pt" officeooo:rsid="001499a2" officeooo:paragraph-rsid="001499a2" style:font-size-asian="10pt" style:font-size-complex="10pt"/>
    </style:style>
    <style:style style:name="P5" style:family="paragraph" style:parent-style-name="Title">
      <style:paragraph-properties fo:text-align="center" style:justify-single-word="false"/>
      <style:text-properties officeooo:rsid="001499a2" officeooo:paragraph-rsid="001499a2"/>
    </style:style>
    <style:style style:name="P6" style:family="paragraph" style:parent-style-name="Title">
      <loext:graphic-properties draw:fill-gradient-name="gradient" draw:fill-hatch-name="hatch"/>
      <style:paragraph-properties fo:margin-left="-11.4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officeooo:rsid="001499a2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6. SANGRÍAS</text:p>
      <text:p text:style-name="P2"><text:span text:style-name="T1"/></text:p>
      <text:p text:style-name="P6">LA VEU DE Xàtiva</text:p>
      <text:p text:style-name="P3"><text:span text:style-name="T2">Calle Españoleto, 56<text:line-break/>Xàtiva 46800</text:span></text:p>
      <text:p text:style-name="P4">En Xàtiva se recogieron 250 l/m2 desde la noche del sábado pasado hasta la noche del domingo, lluvias con las que hemos dado por finalizada la sequía que venía padeciendo esta comarca valenciana desde hace 4 años.</text:p>
      <text:p text:style-name="P4">Los agricultores y los vendedores de paraguas, así como los comerciantes de tela impermeable han agradecido estas precipitaciones calificándolas de “Gracia Divina”.</text:p>
      <text:p text:style-name="P4">Sin embargo, no todos están contentos: La Asociación para la Defensa del Caracol (ASODECA) teme ahora por la supervivencia de la especie, pues los buscadores se lanzarán en masa a por el preciado gasterópodo, cuya población está ya diezmada por la escasez de lluvias tan necesarias para su medio de vi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2cm" fo:margin-top="0cm" fo:margin-bottom="0.247cm" style:contextual-spacing="false" fo:line-height="115%" fo:text-align="justify" style:justify-single-word="false" fo:text-indent="1cm" style:auto-text-indent="false" style:page-number="auto">
        <style:tab-stops/>
      </style:paragraph-properties>
      <style:text-properties fo:font-size="10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7.505cm" style:type="center"/>
          <style:tab-stop style:position="17.59cm" style:type="right"/>
        </style:tab-stops>
      </style:paragraph-properties>
    </style:style>
    <style:style style:name="MT1" style:family="text">
      <style:text-properties fo:font-size="11pt" officeooo:rsid="001499a2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8:49:18.527992586</meta:creation-date>
    <dc:date>2022-10-05T19:58:26.935163228</dc:date>
    <meta:editing-duration>PT1H9M8S</meta:editing-duration>
    <meta:editing-cycles>1</meta:editing-cycles>
    <meta:document-statistic meta:table-count="0" meta:image-count="0" meta:object-count="0" meta:page-count="1" meta:paragraph-count="7" meta:word-count="126" meta:character-count="774" meta:non-whitespace-character-count="655"/>
    <meta:generator>LibreOffice/7.4.0.3$Linux_X86_64 LibreOffice_project/40$Build-3</meta:generator>
  </office:meta>
</office:document-meta>
</file>